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EMPRESAS Y NEGOCIOS SANCHEZ MEJIA S.A.C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NGLES CAMACHO SOF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12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FRANCES NEGRO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5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>F. ROJO</text:p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>4</text:p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>CRIOLLOS</text:p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>1</text:p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>POLLO COBB</text:p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>2</text:p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1165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011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5:50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7:05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54:03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